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officeooo:rsid="000b23fe" officeooo:paragraph-rsid="000b23fe" style:font-size-asian="8pt" style:font-size-complex="8pt"/>
    </style:style>
    <style:style style:name="P2" style:family="paragraph" style:parent-style-name="Preformatted_20_Text">
      <style:paragraph-properties fo:break-before="page"/>
      <style:text-properties fo:font-size="8pt" officeooo:rsid="000b23fe" officeooo:paragraph-rsid="000b23fe" style:font-size-asian="8pt" style:font-size-complex="8pt"/>
    </style:style>
    <style:style style:name="T1" style:family="text">
      <style:text-properties officeooo:rsid="000cfa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soft (R) Macro Assembler Version 11.00.50727.1<text:tab/> <text:s text:c="3"/>06/09/15 13:57:33</text:p>
      <text:p text:style-name="P1">#Equation Program<text:tab/><text:tab/><text:tab/><text:tab/>(main.asm <text:s text:c="3"/>Page 1 - 1</text:p>
      <text:p text:style-name="P1"/>
      <text:p text:style-name="P1"/>
      <text:p text:style-name="P1"><text:tab/><text:tab/><text:tab/><text:tab/>;Written by: John Knowles (jknowle2@my.athens.edu)</text:p>
      <text:p text:style-name="P1"><text:tab/><text:tab/><text:tab/><text:tab/>;Class: CS340 Summer 2015</text:p>
      <text:p text:style-name="P1"><text:tab/><text:tab/><text:tab/><text:tab/>;Date: May 26, 2015</text:p>
      <text:p text:style-name="P1"><text:tab/><text:tab/><text:tab/><text:tab/>;Assignment: Equation</text:p>
      <text:p text:style-name="P1"><text:tab/><text:tab/><text:tab/><text:tab/>;Program Description:</text:p>
      <text:p text:style-name="P1"><text:tab/><text:tab/><text:tab/><text:tab/>;Write a program in assembly using MASM that can evaluate</text:p>
      <text:p text:style-name="P1"><text:tab/><text:tab/><text:tab/><text:tab/>; Z = ( A + B ) * 2 - ( C - D ) * 3 + 7^5</text:p>
      <text:p text:style-name="P1"><text:tab/><text:tab/><text:tab/><text:tab/>; where A=35 B=17 C=86 D=52</text:p>
      <text:p text:style-name="P1"/>
      <text:p text:style-name="P1"><text:tab/><text:tab/><text:tab/><text:tab/>TITLE Equation Program<text:tab/><text:tab/><text:tab/><text:tab/>(main.asm)</text:p>
      <text:p text:style-name="P1"/>
      <text:p text:style-name="P1"><text:tab/><text:tab/><text:tab/><text:tab/>INCLUDE Irvine32.inc </text:p>
      <text:p text:style-name="P1"><text:tab/><text:tab/><text:tab/> <text:s text:c="5"/>C ; Include file for Irvine32.lib <text:s text:c="12"/>(Irvine32.inc)</text:p>
      <text:p text:style-name="P1"><text:tab/><text:tab/><text:tab/> <text:s text:c="5"/>C </text:p>
      <text:p text:style-name="P1"><text:tab/><text:tab/><text:tab/> <text:s text:c="5"/>C ;OPTION CASEMAP:NONE<text:tab/><text:tab/>; optional: make identifiers case-sensitive</text:p>
      <text:p text:style-name="P1"><text:tab/><text:tab/><text:tab/> <text:s text:c="5"/>C </text:p>
      <text:p text:style-name="P1"><text:tab/><text:tab/><text:tab/> <text:s text:c="5"/>C INCLUDE SmallWin.inc<text:tab/><text:tab/>; MS-Windows prototypes, structures, and constants</text:p>
      <text:p text:style-name="P1"><text:tab/><text:tab/><text:tab/> <text:s text:c="5"/>C .NOLIST</text:p>
      <text:p text:style-name="P1"><text:tab/><text:tab/><text:tab/> <text:s text:c="5"/>C .LIST</text:p>
      <text:p text:style-name="P1"><text:tab/><text:tab/><text:tab/> <text:s text:c="5"/>C </text:p>
      <text:p text:style-name="P1"><text:tab/><text:tab/><text:tab/> <text:s text:c="5"/>C INCLUDE VirtualKeys.inc</text:p>
      <text:p text:style-name="P1"><text:tab/><text:tab/><text:tab/> <text:s text:c="5"/>C ; VirtualKeys.inc</text:p>
      <text:p text:style-name="P1"><text:tab/><text:tab/><text:tab/> <text:s text:c="5"/>C .NOLIST</text:p>
      <text:p text:style-name="P1"><text:tab/><text:tab/><text:tab/> <text:s text:c="5"/>C .LIST</text:p>
      <text:p text:style-name="P1"><text:tab/><text:tab/><text:tab/> <text:s text:c="5"/>C </text:p>
      <text:p text:style-name="P1"><text:tab/><text:tab/><text:tab/> <text:s text:c="5"/>C </text:p>
      <text:p text:style-name="P1"><text:tab/><text:tab/><text:tab/> <text:s text:c="5"/>C .NOLIST</text:p>
      <text:p text:style-name="P1"><text:tab/><text:tab/><text:tab/> <text:s text:c="5"/>C .LIST</text:p>
      <text:p text:style-name="P1"><text:tab/><text:tab/><text:tab/> <text:s text:c="5"/>C </text:p>
      <text:p text:style-name="P1"><text:tab/><text:tab/><text:tab/><text:tab/>;Given library we will use in this class</text:p>
      <text:p text:style-name="P1"/>
      <text:p text:style-name="P1"><text:s/>00000000<text:tab/><text:tab/><text:tab/>.data</text:p>
      <text:p text:style-name="P1"><text:s/>00000000 00000023<text:tab/><text:tab/>A dword 35</text:p>
      <text:p text:style-name="P1"><text:tab/><text:tab/><text:tab/><text:tab/>;32bit Variable A intialized to the value of 35</text:p>
      <text:p text:style-name="P1"/>
      <text:p text:style-name="P1"><text:s/>00000004 00000011<text:tab/><text:tab/>B dword 17</text:p>
      <text:p text:style-name="P1"><text:tab/><text:tab/><text:tab/><text:tab/>;32bit Variable B initialized to the value of 17</text:p>
      <text:p text:style-name="P1"/>
      <text:p text:style-name="P1"><text:s/>00000008 00000056<text:tab/><text:tab/>letC dword 86</text:p>
      <text:p text:style-name="P1"><text:tab/><text:tab/><text:tab/><text:tab/>;Variable changed from C to letC because C is a reserved word</text:p>
      <text:p text:style-name="P1"><text:tab/><text:tab/><text:tab/><text:tab/>;32bit Variable letC initialized to the value of 86</text:p>
      <text:p text:style-name="P1"/>
      <text:p text:style-name="P1"><text:s/>0000000C 00000034<text:tab/><text:tab/>D dword 52</text:p>
      <text:p text:style-name="P1"><text:tab/><text:tab/><text:tab/><text:tab/>;32bit Variable D initialized to the value of 52</text:p>
      <text:p text:style-name="P1"/>
      <text:p text:style-name="P1"><text:s/>00000010 00000000<text:tab/><text:tab/>temp dword ?</text:p>
      <text:p text:style-name="P1"><text:tab/><text:tab/><text:tab/><text:tab/>;32bit temp Variable for storing data between calculations if needed</text:p>
      <text:p text:style-name="P1"/>
      <text:p text:style-name="P1"><text:s/>00000014 00000000<text:tab/><text:tab/>temp2 dword ?</text:p>
      <text:p text:style-name="P1"><text:tab/><text:tab/><text:tab/><text:tab/>;32bit temp Variable for storing data between calculations if needed</text:p>
      <text:p text:style-name="P1"/>
      <text:p text:style-name="P1"><text:s/>00000000<text:tab/><text:tab/><text:tab/>.code</text:p>
      <text:p text:style-name="P1"><text:s/>00000000<text:tab/><text:tab/><text:tab/>main PROC</text:p>
      <text:p text:style-name="P1"/>
      <text:p text:style-name="P1"><text:s/>00000000 <text:s/>A1 00000000 R<text:tab/>mov eax,A</text:p>
      <text:p text:style-name="P1"><text:tab/><text:tab/><text:tab/><text:tab/>;move A into eax to setup for calculation of (A + B)</text:p>
      <text:p text:style-name="P1"><text:tab/><text:tab/><text:tab/><text:tab/>;A is 35</text:p>
      <text:p text:style-name="P1"/>
      <text:p text:style-name="P1"><text:s/>00000005 <text:s/>03 05 00000004 R<text:tab/>add eax,B</text:p>
      <text:p text:style-name="P1"><text:tab/><text:tab/><text:tab/><text:tab/>;add B to the value of eax (which is A) for (A + B) calculation</text:p>
      <text:p text:style-name="P1"><text:tab/><text:tab/><text:tab/><text:tab/>;B is 17 and the result of the adding will be stored in eax with a value of 52</text:p>
      <text:p text:style-name="P1"/>
      <text:p text:style-name="P1"><text:s/>0000000B <text:s/>03 C0<text:tab/><text:tab/>add eax,eax</text:p>
      <text:p text:style-name="P1"><text:tab/><text:tab/><text:tab/><text:tab/>;eax is added to eax to simulate the *2 portion of the equation</text:p>
      <text:p text:style-name="P1"><text:tab/><text:tab/><text:tab/><text:tab/>;value will be stored in eax. 52 + 52 = 104</text:p>
      <text:p text:style-name="P1"/>
      <text:p text:style-name="P1"><text:s/>0000000D <text:s/>A3 00000010 R<text:tab/>mov temp,eax</text:p>
      <text:p text:style-name="P1"><text:tab/><text:tab/><text:tab/><text:tab/>;value from (A + B) * 2 calculations moved to temp so eax can be free for <text:soft-page-break/>other calculations</text:p>
      <text:p text:style-name="P1"/>
      <text:p text:style-name="P1"><text:s/>00000012 <text:s/>A1 00000008 R<text:tab/>mov eax,letC</text:p>
      <text:p text:style-name="P1"><text:tab/><text:tab/><text:tab/><text:tab/>;move letC (which is C) into eax to setup for calculation of (C - D)</text:p>
      <text:p text:style-name="P1"/>
      <text:p text:style-name="P1"><text:s/>00000017 <text:s/>2B 05 0000000C R<text:tab/>sub eax,D</text:p>
      <text:p text:style-name="P1"><text:tab/><text:tab/><text:tab/><text:tab/>;subtract the value of D from the value of eax for (C - D) calculation</text:p>
      <text:p text:style-name="P1"><text:tab/><text:tab/><text:tab/><text:tab/>;value will be stored in eax. 86 - 52 = 34</text:p>
      <text:p text:style-name="P1"/>
      <text:p text:style-name="P1"><text:s/>0000001D <text:s/>83 C0 22<text:tab/><text:tab/>add eax,34</text:p>
      <text:p text:style-name="P1"><text:tab/><text:tab/><text:tab/><text:tab/>;value of eax is now equal to that of *2 but we need *3</text:p>
      <text:p text:style-name="P1"/>
      <text:p text:style-name="P1"/>
      <text:p text:style-name="P1"><text:s/>00000020 <text:s/>83 C0 22<text:tab/><text:tab/>add eax,34</text:p>
      <text:p text:style-name="P1"><text:tab/><text:tab/><text:tab/><text:tab/>;value of eax is now equal to that of the *3 calculation</text:p>
      <text:p text:style-name="P1"><text:tab/><text:tab/><text:tab/><text:tab/>;eax is now equal to 102</text:p>
      <text:p text:style-name="P1"/>
      <text:p text:style-name="P1"><text:s/>00000023 <text:s/>A3 00000014 R<text:tab/>mov temp2,eax</text:p>
      <text:p text:style-name="P1"><text:tab/><text:tab/><text:tab/><text:tab/>;save temp2(102) into eax</text:p>
      <text:p text:style-name="P1"/>
      <text:p text:style-name="P1"><text:s/>00000028 <text:s/>A1 00000010 R<text:tab/>mov eax,temp</text:p>
      <text:p text:style-name="P1"><text:tab/><text:tab/><text:tab/><text:tab/>;move 104 from temp into eax</text:p>
      <text:p text:style-name="P1"/>
      <text:p text:style-name="P1"/>
      <text:p text:style-name="P1"><text:s/>0000002D <text:s/>2B 05 00000014 R<text:tab/>sub eax,temp2</text:p>
      <text:p text:style-name="P1"><text:tab/><text:tab/><text:tab/><text:tab/>;subtract 104-102=2</text:p>
      <text:p text:style-name="P1"><text:tab/><text:tab/><text:tab/><text:tab/>;at this point (A + B) * 2 - (C - D) * 3 has been solved</text:p>
      <text:p text:style-name="P1"/>
      <text:p text:style-name="P1"><text:s/>00000033 <text:s/>A3 00000010 R<text:tab/>mov temp,eax</text:p>
      <text:p text:style-name="P1"><text:tab/><text:tab/><text:tab/><text:tab/>;store 2 in temp or later use</text:p>
      <text:p text:style-name="P1"/>
      <text:p text:style-name="P1"><text:s/>00000038 <text:s/>B8 00000000<text:tab/><text:tab/>mov eax,0</text:p>
      <text:p text:style-name="P1"><text:tab/><text:tab/><text:tab/><text:tab/>;eax set to 0 for solving of 7^5</text:p>
      <text:p text:style-name="P1"/>
      <text:p text:style-name="P1"><text:s/>0000003D <text:s/>B9 00000961<text:tab/><text:tab/>mov ecx,2401</text:p>
      <text:p text:style-name="P1"><text:tab/><text:tab/><text:tab/><text:tab/>;7^5 is 16807</text:p>
      <text:p text:style-name="P1"><text:tab/><text:tab/><text:tab/><text:tab/>;7 goes in 16807 a total of 2401 times;</text:p>
      <text:p text:style-name="P1"/>
      <text:p text:style-name="P1"/>
      <text:p text:style-name="P1"><text:s/>00000042<text:tab/><text:tab/><text:tab/>loops:</text:p>
      <text:p text:style-name="P1"><text:tab/><text:tab/><text:tab/><text:tab/>;loop label is called loops</text:p>
      <text:p text:style-name="P1"><text:tab/><text:tab/><text:tab/><text:tab/> <text:s/></text:p>
      <text:p text:style-name="P1"><text:s/>00000042 <text:s/>83 C0 07<text:tab/><text:tab/><text:tab/>add eax,7</text:p>
      <text:p text:style-name="P1"><text:tab/><text:tab/><text:tab/><text:tab/><text:tab/>;add 7 to eax with each pass to help simulate 7^5</text:p>
      <text:p text:style-name="P1"/>
      <text:p text:style-name="P1"><text:s/>00000045 <text:s/>E2 FB<text:tab/><text:tab/><text:tab/>loop loops</text:p>
      <text:p text:style-name="P1"><text:tab/><text:tab/><text:tab/><text:tab/><text:tab/>;call the loops loop until counter is 0</text:p>
      <text:p text:style-name="P1"/>
      <text:p text:style-name="P1"/>
      <text:p text:style-name="P1"><text:s/>00000047 <text:s/>03 05 00000010 R<text:tab/>add eax,temp</text:p>
      <text:p text:style-name="P1"><text:tab/><text:tab/><text:tab/><text:tab/>;add the value temp (16807) with eax (2)</text:p>
      <text:p text:style-name="P1"><text:tab/><text:tab/><text:tab/><text:tab/>;at this point the entire equation is solved</text:p>
      <text:p text:style-name="P1"><text:tab/><text:tab/><text:tab/><text:tab/>;all answers were checked with register values and with hand written work at every step</text:p>
      <text:p text:style-name="P1"><text:tab/><text:tab/><text:tab/><text:tab/>;final answer is 1<text:span text:style-name="T1">6809</text:span></text:p>
      <text:p text:style-name="P1"/>
      <text:p text:style-name="P1"/>
      <text:p text:style-name="P1"><text:s/>0000004D <text:s/>E8 00000000 E<text:tab/>call DumpRegs</text:p>
      <text:p text:style-name="P1"><text:tab/><text:tab/><text:tab/><text:tab/>;output register values to screen</text:p>
      <text:p text:style-name="P1"/>
      <text:p text:style-name="P1"><text:tab/><text:tab/><text:tab/><text:tab/> <text:s text:c="3"/>exit</text:p>
      <text:p text:style-name="P1"><text:s/>00000059<text:tab/><text:tab/><text:tab/>main ENDP</text:p>
      <text:p text:style-name="P1"/>
      <text:p text:style-name="P1"><text:tab/><text:tab/><text:tab/><text:tab/>END main</text:p>
      <text:p text:style-name="P1"/>
      <text:p text:style-name="P2">Microsoft (R) Macro Assembler Version 11.00.50727.1<text:tab/> <text:s text:c="3"/>06/09/15 13:57:33</text:p>
      <text:p text:style-name="P1">#Equation Program<text:tab/><text:tab/><text:tab/><text:tab/>(main.asm <text:s text:c="3"/>Symbols 2 - 1</text:p>
      <text:p text:style-name="P1"/>
      <text:p text:style-name="P1"/>
      <text:p text:style-name="P1"><text:tab/> <text:s text:c="2"/>0 Warnings</text:p>
      <text:p text:style-name="P1"><text:tab/> <text:s text:c="2"/>0 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6-02T15:22:16.563000000</meta:print-date>
    <dc:date>2015-06-09T14:02:19.746000000</dc:date>
    <meta:editing-duration>PT5M16S</meta:editing-duration>
    <meta:editing-cycles>3</meta:editing-cycles>
    <meta:generator>LibreOffice/4.4.3.2$Windows_x86 LibreOffice_project/88805f81e9fe61362df02b9941de8e38a9b5fd16</meta:generator>
    <meta:document-statistic meta:table-count="0" meta:image-count="0" meta:object-count="0" meta:page-count="3" meta:paragraph-count="102" meta:word-count="655" meta:character-count="3901" meta:non-whitespace-character-count="2862"/>
  </office:meta>
</office:document-meta>
</file>